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6.951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ackground-color="#80808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ccffcc"/>
    </style:style>
    <style:style style:name="ce6" style:family="table-cell" style:parent-style-name="Default">
      <style:table-cell-properties fo:background-color="#333333"/>
    </style:style>
    <style:style style:name="ce7" style:family="table-cell" style:parent-style-name="Default" style:data-style-name="N37"/>
    <style:style style:name="ce8" style:family="table-cell" style:parent-style-name="Default" style:data-style-name="N111">
      <style:table-cell-properties style:rotation-align="non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mpar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ROW</text:p>
          </table:table-cell>
          <table:table-cell table:style-name="ce7" office:value-type="date" office:date-value="2024-11-27" calcext:value-type="date">
            <text:p>27/11/24</text:p>
          </table:table-cell>
          <table:table-cell table:style-name="ce1" table:number-columns-repeated="10"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8098 HO CHI MINH </text:p>
          </table:table-cell>
          <table:table-cell table:style-name="ce1" office:value-type="string" calcext:value-type="string">
            <text:p>Error alignment mismatch</text:p>
          </table:table-cell>
          <table:table-cell table:style-name="ce1" table:number-columns-repeated="10"/>
          <table:table-cell table:style-name="ce9" table:number-columns-repeated="1012"/>
        </table:table-row>
        <table:table-row table:style-name="ro1">
          <table:table-cell table:style-name="ce3" office:value-type="string" calcext:value-type="string">
            <text:p>SalesmanName</text:p>
          </table:table-cell>
          <table:table-cell table:style-name="ce3" office:value-type="string" calcext:value-type="string">
            <text:p>Cust Name</text:p>
          </table:table-cell>
          <table:table-cell table:style-name="ce3" office:value-type="string" calcext:value-type="string">
            <text:p>Cust ID</text:p>
          </table:table-cell>
          <table:table-cell table:style-name="ce3" office:value-type="string" calcext:value-type="string">
            <text:p>Prev Balance</text:p>
          </table:table-cell>
          <table:table-cell table:style-name="ce3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CR Return Stock</text:p>
          </table:table-cell>
          <table:table-cell table:style-name="ce3" office:value-type="string" calcext:value-type="string">
            <text:p>AP Payment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Divis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UONG NGOC MANH</text:p>
          </table:table-cell>
          <table:table-cell office:value-type="string" calcext:value-type="string">
            <text:p>CHA GOO CO LTD</text:p>
          </table:table-cell>
          <table:table-cell office:value-type="string" calcext:value-type="string">
            <text:p>108991788</text:p>
          </table:table-cell>
          <table:table-cell office:value-type="float" office:value="-1100" calcext:value-type="float">
            <text:p>-1,100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-1100" calcext:value-type="float">
            <text:p>-1,100.0</text:p>
          </table:table-cell>
          <table:table-cell office:value-type="float" office:value="0" calcext:value-type="float">
            <text:p>0.0</text:p>
          </table:table-cell>
          <table:table-cell table:style-name="ce4" office:value-type="string" calcext:value-type="string">
            <text:p>60-Nutri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UONG NGOC MANH</text:p>
          </table:table-cell>
          <table:table-cell table:number-columns-repeated="2"/>
          <table:table-cell office:value-type="float" office:value="-1100" calcext:value-type="float">
            <text:p>-1,100.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4"/>
          <table:table-cell office:value-type="float" office:value="-1100" calcext:value-type="float">
            <text:p>-1,100.0</text:p>
          </table:table-cell>
          <table:table-cell table:style-name="ce4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Lê Thị Cẩm Ly</text:p>
          </table:table-cell>
          <table:table-cell office:value-type="string" calcext:value-type="string">
            <text:p>CH DUC THINH / DANG VAN NHI</text:p>
          </table:table-cell>
          <table:table-cell office:value-type="string" calcext:value-type="string">
            <text:p>110008388</text:p>
          </table:table-cell>
          <table:table-cell office:value-type="float" office:value="-519999" calcext:value-type="float">
            <text:p>-5,19,999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-519999" calcext:value-type="float">
            <text:p>-5,19,999.0</text:p>
          </table:table-cell>
          <table:table-cell office:value-type="float" office:value="0" calcext:value-type="float">
            <text:p>0.0</text:p>
          </table:table-cell>
          <table:table-cell table:style-name="ce4" office:value-type="string" calcext:value-type="string">
            <text:p>60-Nutri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ê Thị Cẩm Ly</text:p>
          </table:table-cell>
          <table:table-cell table:number-columns-repeated="2"/>
          <table:table-cell office:value-type="float" office:value="-519999" calcext:value-type="float">
            <text:p>-5,19,999.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4"/>
          <table:table-cell office:value-type="float" office:value="-519999" calcext:value-type="float">
            <text:p>-5,19,999.0</text:p>
          </table:table-cell>
          <table:table-cell table:style-name="ce4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Lê Thị Hằng</text:p>
          </table:table-cell>
          <table:table-cell office:value-type="string" calcext:value-type="string">
            <text:p>CH CO KIM / VO THI KIM CHI</text:p>
          </table:table-cell>
          <table:table-cell office:value-type="string" calcext:value-type="string">
            <text:p>110000986</text:p>
          </table:table-cell>
          <table:table-cell office:value-type="float" office:value="-21600" calcext:value-type="float">
            <text:p>-21,600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-21600" calcext:value-type="float">
            <text:p>-21,600.0</text:p>
          </table:table-cell>
          <table:table-cell office:value-type="float" office:value="0" calcext:value-type="float">
            <text:p>0.0</text:p>
          </table:table-cell>
          <table:table-cell table:style-name="ce4" office:value-type="string" calcext:value-type="string">
            <text:p>60-Nutri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ê Thị Hằng</text:p>
          </table:table-cell>
          <table:table-cell table:number-columns-repeated="2"/>
          <table:table-cell office:value-type="float" office:value="-21600" calcext:value-type="float">
            <text:p>-21,600.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4"/>
          <table:table-cell office:value-type="float" office:value="-21600" calcext:value-type="float">
            <text:p>-21,600.0</text:p>
          </table:table-cell>
          <table:table-cell table:style-name="ce4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Lê Thị Như Ý</text:p>
          </table:table-cell>
          <table:table-cell office:value-type="string" calcext:value-type="string">
            <text:p>GIAO HANG TAI SIEU THI GO! BEN TRE</text:p>
          </table:table-cell>
          <table:table-cell office:value-type="string" calcext:value-type="string">
            <text:p>100062992</text:p>
          </table:table-cell>
          <table:table-cell office:value-type="float" office:value="-10436775" calcext:value-type="float">
            <text:p>-1,04,36,775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-10436775" calcext:value-type="float">
            <text:p>-1,04,36,775.0</text:p>
          </table:table-cell>
          <table:table-cell office:value-type="float" office:value="0" calcext:value-type="float">
            <text:p>0.0</text:p>
          </table:table-cell>
          <table:table-cell table:style-name="ce4" office:value-type="string" calcext:value-type="string">
            <text:p>60-Nutri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ê Thị Như Ý</text:p>
          </table:table-cell>
          <table:table-cell table:number-columns-repeated="2"/>
          <table:table-cell office:value-type="float" office:value="-10436775" calcext:value-type="float">
            <text:p>-1,04,36,775.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4"/>
          <table:table-cell office:value-type="float" office:value="-10436775" calcext:value-type="float">
            <text:p>-1,04,36,775.0</text:p>
          </table:table-cell>
          <table:table-cell table:style-name="ce4" table:number-columns-repeated="2"/>
          <table:table-cell table:number-columns-repeated="1012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>
            <text:p>8181 HO CHI MINH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string" calcext:value-type="string">
            <text:p>SalesmanName</text:p>
          </table:table-cell>
          <table:table-cell table:style-name="ce3" office:value-type="string" calcext:value-type="string">
            <text:p>Cust Name</text:p>
          </table:table-cell>
          <table:table-cell table:style-name="ce3" office:value-type="string" calcext:value-type="string">
            <text:p>Cust ID</text:p>
          </table:table-cell>
          <table:table-cell table:style-name="ce3" office:value-type="string" calcext:value-type="string">
            <text:p>Prev Balance</text:p>
          </table:table-cell>
          <table:table-cell table:style-name="ce3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CR Return Stock</text:p>
          </table:table-cell>
          <table:table-cell table:style-name="ce3" office:value-type="string" calcext:value-type="string">
            <text:p>AP Payment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Rat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i My Tram</text:p>
          </table:table-cell>
          <table:table-cell office:value-type="string" calcext:value-type="string">
            <text:p>PHONG KHAM CHUYEN KHOA NHI - BAC SI NGUYEN PHUOC THINH</text:p>
          </table:table-cell>
          <table:table-cell office:value-type="string" calcext:value-type="string">
            <text:p>100054186</text:p>
          </table:table-cell>
          <table:table-cell office:value-type="float" office:value="3906001" calcext:value-type="float">
            <text:p>39,06,001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3906001" calcext:value-type="float">
            <text:p>39,06,001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i My Tram</text:p>
          </table:table-cell>
          <table:table-cell office:value-type="string" calcext:value-type="string">
            <text:p>BENH VIEN NHI DONG 1</text:p>
          </table:table-cell>
          <table:table-cell office:value-type="string" calcext:value-type="string">
            <text:p>110000223</text:p>
          </table:table-cell>
          <table:table-cell office:value-type="float" office:value="5660928" calcext:value-type="float">
            <text:p>56,60,928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5660928" calcext:value-type="float">
            <text:p>56,60,928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ùi Duy Vỹ</text:p>
          </table:table-cell>
          <table:table-cell office:value-type="string" calcext:value-type="string">
            <text:p>CH 131</text:p>
          </table:table-cell>
          <table:table-cell office:value-type="string" calcext:value-type="string">
            <text:p>100052988</text:p>
          </table:table-cell>
          <table:table-cell office:value-type="float" office:value="249546522" calcext:value-type="float">
            <text:p>24,95,46,522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249546522" calcext:value-type="float">
            <text:p>24,95,46,522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ùi Duy Vỹ</text:p>
          </table:table-cell>
          <table:table-cell office:value-type="string" calcext:value-type="string">
            <text:p>JMART</text:p>
          </table:table-cell>
          <table:table-cell office:value-type="string" calcext:value-type="string">
            <text:p>100054591</text:p>
          </table:table-cell>
          <table:table-cell office:value-type="float" office:value="21314788" calcext:value-type="float">
            <text:p>2,13,14,788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21314788" calcext:value-type="float">
            <text:p>2,13,14,788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ùi Duy Vỹ</text:p>
          </table:table-cell>
          <table:table-cell office:value-type="string" calcext:value-type="string">
            <text:p>CH SUA MILKO</text:p>
          </table:table-cell>
          <table:table-cell office:value-type="string" calcext:value-type="string">
            <text:p>100067566</text:p>
          </table:table-cell>
          <table:table-cell office:value-type="float" office:value="715050" calcext:value-type="float">
            <text:p>7,15,050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715050" calcext:value-type="float">
            <text:p>7,15,050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ùi Duy Vỹ</text:p>
          </table:table-cell>
          <table:table-cell office:value-type="string" calcext:value-type="string">
            <text:p>CH LINH LY</text:p>
          </table:table-cell>
          <table:table-cell office:value-type="string" calcext:value-type="string">
            <text:p>100081467</text:p>
          </table:table-cell>
          <table:table-cell office:value-type="float" office:value="715050" calcext:value-type="float">
            <text:p>7,15,050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715050" calcext:value-type="float">
            <text:p>7,15,050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 table:number-rows-repeated="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6" table:number-columns-repeated="1024"/>
        </table:table-row>
        <table:table-row table:style-name="ro2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HQOW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ce2" office:value-type="string" calcext:value-type="string">
            <text:p>8098 *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string" calcext:value-type="string">
            <text:p>SalesmanNam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evBal</text:p>
          </table:table-cell>
          <table:table-cell table:style-name="ce3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CR Return</text:p>
          </table:table-cell>
          <table:table-cell table:style-name="ce3" office:value-type="string" calcext:value-type="string">
            <text:p>AP Payment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Rat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UONG NGOC MANH</text:p>
          </table:table-cell>
          <table:table-cell office:value-type="string" calcext:value-type="string">
            <text:p>CHA GOO CO LTD</text:p>
          </table:table-cell>
          <table:table-cell office:value-type="string" calcext:value-type="string">
            <text:p>108991788</text:p>
          </table:table-cell>
          <table:table-cell office:value-type="float" office:value="-1100" calcext:value-type="float">
            <text:p>-1,100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-1100" calcext:value-type="float">
            <text:p>-1,100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UONG NGOC MANH</text:p>
          </table:table-cell>
          <table:table-cell table:number-columns-repeated="2"/>
          <table:table-cell office:value-type="float" office:value="-1100" calcext:value-type="float">
            <text:p>-1,100.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4"/>
          <table:table-cell office:value-type="float" office:value="-1100" calcext:value-type="float">
            <text:p>-1,100.0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Lê Thị Cẩm Ly</text:p>
          </table:table-cell>
          <table:table-cell office:value-type="string" calcext:value-type="string">
            <text:p>CH DUC THINH / DANG VAN NHI</text:p>
          </table:table-cell>
          <table:table-cell office:value-type="string" calcext:value-type="string">
            <text:p>110008388</text:p>
          </table:table-cell>
          <table:table-cell office:value-type="float" office:value="-519999" calcext:value-type="float">
            <text:p>-5,19,999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-519999" calcext:value-type="float">
            <text:p>-5,19,999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ê Thị Cẩm Ly</text:p>
          </table:table-cell>
          <table:table-cell table:number-columns-repeated="2"/>
          <table:table-cell office:value-type="float" office:value="-519999" calcext:value-type="float">
            <text:p>-5,19,999.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4"/>
          <table:table-cell office:value-type="float" office:value="-519999" calcext:value-type="float">
            <text:p>-5,19,999.0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Lê Thị Hằng</text:p>
          </table:table-cell>
          <table:table-cell office:value-type="string" calcext:value-type="string">
            <text:p>CH CO KIM / VO THI KIM CHI</text:p>
          </table:table-cell>
          <table:table-cell office:value-type="string" calcext:value-type="string">
            <text:p>110000986</text:p>
          </table:table-cell>
          <table:table-cell office:value-type="float" office:value="-21600" calcext:value-type="float">
            <text:p>-21,600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-21600" calcext:value-type="float">
            <text:p>-21,600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ê Thị Hằng</text:p>
          </table:table-cell>
          <table:table-cell table:number-columns-repeated="2"/>
          <table:table-cell office:value-type="float" office:value="-21600" calcext:value-type="float">
            <text:p>-21,600.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4"/>
          <table:table-cell office:value-type="float" office:value="-21600" calcext:value-type="float">
            <text:p>-21,600.0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>
            <text:p>8182 Ho Chi minh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string" calcext:value-type="string">
            <text:p>SalesmanNam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evBal</text:p>
          </table:table-cell>
          <table:table-cell table:style-name="ce3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CR Return</text:p>
          </table:table-cell>
          <table:table-cell table:style-name="ce3" office:value-type="string" calcext:value-type="string">
            <text:p>AP Payment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Rat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i My Tram</text:p>
          </table:table-cell>
          <table:table-cell office:value-type="string" calcext:value-type="string">
            <text:p>BENH VIEN NHI DONG 1</text:p>
          </table:table-cell>
          <table:table-cell office:value-type="string" calcext:value-type="string">
            <text:p>110000223</text:p>
          </table:table-cell>
          <table:table-cell table:number-columns-repeated="2" office:value-type="float" office:value="2830464" calcext:value-type="float">
            <text:p>28,30,464.0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5660928" calcext:value-type="float">
            <text:p>56,60,928.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i My Tram</text:p>
          </table:table-cell>
          <table:table-cell office:value-type="string" calcext:value-type="string">
            <text:p>HO KINH DOANH SU SU</text:p>
          </table:table-cell>
          <table:table-cell office:value-type="string" calcext:value-type="string">
            <text:p>100057533</text:p>
          </table:table-cell>
          <table:table-cell office:value-type="float" office:value="53027102" calcext:value-type="float">
            <text:p>5,30,27,102.0</text:p>
          </table:table-cell>
          <table:table-cell office:value-type="float" office:value="0" calcext:value-type="float">
            <text:p>0.0</text:p>
          </table:table-cell>
          <table:table-cell office:value-type="float" office:value="53027102" calcext:value-type="float">
            <text:p>5,30,27,102.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i My Tram</text:p>
          </table:table-cell>
          <table:table-cell office:value-type="string" calcext:value-type="string">
            <text:p>PHONG KHAM CHUYEN KHOA NHI - BAC SI NGUYEN PHUOC THINH</text:p>
          </table:table-cell>
          <table:table-cell office:value-type="string" calcext:value-type="string">
            <text:p>100054186</text:p>
          </table:table-cell>
          <table:table-cell office:value-type="float" office:value="0" calcext:value-type="float">
            <text:p>0.0</text:p>
          </table:table-cell>
          <table:table-cell office:value-type="float" office:value="3906001" calcext:value-type="float">
            <text:p>39,06,001.0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3906001" calcext:value-type="float">
            <text:p>39,06,001.0</text:p>
          </table:table-cell>
          <table:table-cell office:value-type="float" office:value="1" calcext:value-type="float">
            <text:p>1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ùi Duy Vỹ</text:p>
          </table:table-cell>
          <table:table-cell office:value-type="string" calcext:value-type="string">
            <text:p>CH KIM LONG / NGUYEN THI THANH TAM</text:p>
          </table:table-cell>
          <table:table-cell office:value-type="string" calcext:value-type="string">
            <text:p>110001814</text:p>
          </table:table-cell>
          <table:table-cell office:value-type="float" office:value="349814428" calcext:value-type="float">
            <text:p>34,98,14,428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349814428" calcext:value-type="float">
            <text:p>34,98,14,428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ùi Duy Vỹ</text:p>
          </table:table-cell>
          <table:table-cell office:value-type="string" calcext:value-type="string">
            <text:p>CH LINH LY</text:p>
          </table:table-cell>
          <table:table-cell office:value-type="string" calcext:value-type="string">
            <text:p>100081467</text:p>
          </table:table-cell>
          <table:table-cell office:value-type="float" office:value="0" calcext:value-type="float">
            <text:p>0.0</text:p>
          </table:table-cell>
          <table:table-cell office:value-type="float" office:value="715050" calcext:value-type="float">
            <text:p>7,15,050.0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715050" calcext:value-type="float">
            <text:p>7,15,050.0</text:p>
          </table:table-cell>
          <table:table-cell office:value-type="float" office:value="1" calcext:value-type="float">
            <text:p>1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ùi Duy Vỹ</text:p>
          </table:table-cell>
          <table:table-cell office:value-type="string" calcext:value-type="string">
            <text:p>SHOP ANH THU / DANG MINH TRI</text:p>
          </table:table-cell>
          <table:table-cell office:value-type="string" calcext:value-type="string">
            <text:p>110001731</text:p>
          </table:table-cell>
          <table:table-cell office:value-type="float" office:value="227460925" calcext:value-type="float">
            <text:p>22,74,60,925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227460925" calcext:value-type="float">
            <text:p>22,74,60,925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ùi Duy Vỹ</text:p>
          </table:table-cell>
          <table:table-cell office:value-type="string" calcext:value-type="string">
            <text:p>CH THUY MUOI / TRAM THI XUAN LOAN</text:p>
          </table:table-cell>
          <table:table-cell office:value-type="string" calcext:value-type="string">
            <text:p>110001916</text:p>
          </table:table-cell>
          <table:table-cell office:value-type="float" office:value="-1203" calcext:value-type="float">
            <text:p>-1,203.0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-1203" calcext:value-type="float">
            <text:p>-1,203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15"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2" number:min-decimal-places="1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00:51.825989773</meta:creation-date>
    <meta:generator>LibreOffice/7.3.7.2$Linux_X86_64 LibreOffice_project/30$Build-2</meta:generator>
    <dc:date>2024-11-27T16:53:09.855413475</dc:date>
    <meta:editing-duration>PT1H38M47S</meta:editing-duration>
    <meta:editing-cycles>3</meta:editing-cycles>
    <meta:document-statistic meta:table-count="1" meta:cell-count="326" meta:object-count="0"/>
  </office:meta>
</office:document-meta>
</file>